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Arial1" svg:font-family="Aria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entury Schoolbook1" svg:font-family="'Century Schoolbook'"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in" style:rel-column-width="2160*"/>
    </style:style>
    <style:style style:name="Table8.B" style:family="table-column">
      <style:table-column-properties style:column-width="5.4271in" style:rel-column-width="7815*"/>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master-page-name="">
      <style:table-properties style:width="6.9271in" fo:margin-left="0in" fo:margin-right="-0.0021in" style:page-number="0" table:align="margins" style:shadow="none" style:may-break-between-rows="false"/>
    </style:style>
    <style:style style:name="Table6.A" style:family="table-column">
      <style:table-column-properties style:column-width="1.1042in" style:rel-column-width="1590*"/>
    </style:style>
    <style:style style:name="Table6.B" style:family="table-column">
      <style:table-column-properties style:column-width="5.8229in" style:rel-column-width="8385*"/>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master-page-name="">
      <style:table-properties style:width="6.9271in" fo:margin-left="0in" fo:margin-right="-0.0021in" style:page-number="0" table:align="margins" style:may-break-between-rows="false"/>
    </style:style>
    <style:style style:name="Table7.A" style:family="table-column">
      <style:table-column-properties style:column-width="1.5in" style:rel-column-width="2160*"/>
    </style:style>
    <style:style style:name="Table7.B" style:family="table-column">
      <style:table-column-properties style:column-width="5.4271in" style:rel-column-width="7815*"/>
    </style:style>
    <style:style style:name="Table7.A1" style:family="table-cell">
      <style:table-cell-properties fo:padding="0.0382in" fo:border="0.0007in solid #000000"/>
    </style:style>
    <style:style style:name="Table7.2" style:family="table-row">
      <style:table-row-properties style:min-row-height="0.3056in"/>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6.9271in" fo:margin-left="0in" fo:margin-right="-0.0021in" style:page-number="0" table:align="margins" style:may-break-between-rows="false"/>
    </style:style>
    <style:style style:name="Table9.A" style:family="table-column">
      <style:table-column-properties style:column-width="1.5in" style:rel-column-width="2160*"/>
    </style:style>
    <style:style style:name="Table9.B" style:family="table-column">
      <style:table-column-properties style:column-width="5.4271in" style:rel-column-width="7815*"/>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master-page-name="">
      <style:table-properties style:width="6.9271in" fo:margin-left="0in" fo:margin-right="-0.0021in" style:page-number="0" table:align="margins" style:shadow="none" style:may-break-between-rows="false"/>
    </style:style>
    <style:style style:name="Table10.A" style:family="table-column">
      <style:table-column-properties style:column-width="1.1042in" style:rel-column-width="1590*"/>
    </style:style>
    <style:style style:name="Table10.B" style:family="table-column">
      <style:table-column-properties style:column-width="5.8229in" style:rel-column-width="8385*"/>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master-page-name="">
      <style:table-properties style:width="6.9271in" fo:margin-left="0in" fo:margin-right="-0.0021in" style:page-number="0" table:align="margins" style:may-break-between-rows="false"/>
    </style:style>
    <style:style style:name="Table11.A" style:family="table-column">
      <style:table-column-properties style:column-width="1.5in" style:rel-column-width="2160*"/>
    </style:style>
    <style:style style:name="Table11.B" style:family="table-column">
      <style:table-column-properties style:column-width="5.4271in" style:rel-column-width="7815*"/>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master-page-name="">
      <style:table-properties style:width="6.9271in" fo:margin-left="0in" fo:margin-right="-0.0021in" style:page-number="0" table:align="margins" style:may-break-between-rows="false"/>
    </style:style>
    <style:style style:name="Table12.A" style:family="table-column">
      <style:table-column-properties style:column-width="1.5in" style:rel-column-width="2160*"/>
    </style:style>
    <style:style style:name="Table12.B" style:family="table-column">
      <style:table-column-properties style:column-width="5.4271in" style:rel-column-width="7815*"/>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Table">
      <style:paragraph-properties fo:text-align="center" style:justify-single-word="false"/>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Standard">
      <style:text-properties style:font-name="Century Schoolbook1"/>
    </style:style>
    <style:style style:name="P10" style:family="paragraph" style:parent-style-name="Standard">
      <style:text-properties style:font-name="Century Schoolbook1" fo:font-size="12pt" style:font-size-asian="12pt" style:font-size-complex="12pt"/>
    </style:style>
    <style:style style:name="P11" style:family="paragraph" style:parent-style-name="Standard">
      <style:paragraph-properties fo:keep-together="always"/>
      <style:text-properties style:font-name="Century Schoolbook1" fo:font-size="12pt" style:font-size-asian="12pt" style:font-size-complex="12pt"/>
    </style:style>
    <style:style style:name="P12" style:family="paragraph" style:parent-style-name="Standard">
      <style:text-properties style:font-name="Century Schoolbook1" fo:font-size="10pt" style:font-size-asian="10pt" style:font-size-complex="10pt"/>
    </style:style>
    <style:style style:name="P13" style:family="paragraph" style:parent-style-name="Standard" style:list-style-name="L1">
      <style:text-properties style:font-name="Century Schoolbook1" fo:font-size="10pt" style:font-size-asian="10pt" style:font-size-complex="10pt"/>
    </style:style>
    <style:style style:name="P14" style:family="paragraph" style:parent-style-name="Standard">
      <style:paragraph-properties fo:keep-together="always"/>
      <style:text-properties style:font-name="Century Schoolbook1"/>
    </style:style>
    <style:style style:name="P15" style:family="paragraph" style:parent-style-name="Standard">
      <style:paragraph-properties fo:text-align="center" style:justify-single-word="false"/>
    </style:style>
    <style:style style:name="P16"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18" style:family="paragraph" style:parent-style-name="Text_20_body">
      <style:paragraph-properties fo:break-before="page" style:shadow="none"/>
    </style:style>
    <style:style style:name="P19" style:family="paragraph" style:parent-style-name="Text_20_body">
      <style:paragraph-properties fo:margin-left="0in" fo:margin-right="0in" fo:text-indent="0.5in" style:auto-text-indent="false" style:shadow="none"/>
    </style:style>
    <style:style style:name="P20" style:family="paragraph" style:parent-style-name="Contents_20_Heading">
      <style:paragraph-properties fo:break-before="page"/>
    </style:style>
    <style:style style:name="P21" style:family="paragraph" style:parent-style-name="Table_20_index_20_heading">
      <style:paragraph-properties fo:break-before="page"/>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Table_20_index_20_1">
      <style:paragraph-properties>
        <style:tab-stops>
          <style:tab-stop style:position="6.9252in" style:type="right" style:leader-style="dotted" style:leader-text="."/>
        </style:tab-stops>
      </style:paragraph-properties>
    </style:style>
    <style:style style:name="P28" style:family="paragraph" style:parent-style-name="Req_5f_Specifics" style:list-style-name="L5"/>
    <style:style style:name="P29" style:family="paragraph" style:parent-style-name="Req_5f_Specifics" style:list-style-name="L6"/>
    <style:style style:name="P30" style:family="paragraph" style:parent-style-name="Req_5f_Specifics" style:list-style-name="L7"/>
    <style:style style:name="P31" style:family="paragraph" style:parent-style-name="Req_5f_Specifics" style:list-style-name="L8"/>
    <style:style style:name="P32" style:family="paragraph" style:parent-style-name="Req_5f_Specifics" style:list-style-name="L9"/>
    <style:style style:name="P3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style>
    <style:style style:name="T6" style:family="text">
      <style:text-properties style:font-name-asian="Arial" style:font-name-complex="Arial"/>
    </style:style>
    <style:style style:name="T7" style:family="text">
      <style:text-properties style:font-name-complex="Arial"/>
    </style:style>
    <style:style style:name="T8" style:family="text">
      <style:text-properties fo:background-color="#ffff00"/>
    </style:style>
    <style:style style:name="T9" style:family="text">
      <style:text-properties fo:font-size="12pt"/>
    </style:style>
    <style:style style:name="T10" style:family="text">
      <style:text-properties style:font-name="Century Schoolbook1"/>
    </style:style>
    <style:style style:name="T11" style:family="text">
      <style:text-properties style:font-name="Century Schoolbook1" fo:font-size="12pt"/>
    </style:style>
    <style:style style:name="T12"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s>
      <text:dde-connection-decls/>
      <text:p text:style-name="P8"/>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0">Table of Contents</text:p>
          </text:index-title>
          <text:p text:style-name="P23"><text:s/>1 Scope<text:tab/>5</text:p>
          <text:p text:style-name="P24"><text:s/>1.1 Identification<text:tab/>5</text:p>
          <text:p text:style-name="P24"><text:s/>1.2 System Overview<text:tab/>5</text:p>
          <text:p text:style-name="P24"><text:s/>1.3 Document Overview<text:tab/>5</text:p>
          <text:p text:style-name="P23"><text:s/>2 References<text:tab/>8</text:p>
          <text:p text:style-name="P24"><text:s/>2.1 General References<text:tab/>8</text:p>
          <text:p text:style-name="P24"><text:s/>2.2 Specific References<text:tab/>8</text:p>
          <text:p text:style-name="P24"><text:s/>2.3 Acronyms and Abbreviations<text:tab/>8</text:p>
          <text:p text:style-name="P23"><text:s/>3 Requirements<text:tab/>9</text:p>
          <text:p text:style-name="P24"><text:s/>3.1 Required states and modes<text:tab/>9</text:p>
          <text:p text:style-name="P26"><text:s/>3.1.1 System States<text:tab/>9</text:p>
          <text:p text:style-name="P26"><text:s/>3.1.2 System Modes<text:tab/>10</text:p>
          <text:p text:style-name="P24"><text:s/>3.2 System external interface requirements<text:tab/>12</text:p>
          <text:p text:style-name="P26"><text:s/>3.2.1 (Project-unique identifier or interface)<text:tab/>12</text:p>
          <text:p text:style-name="P24"><text:s/>3.3 System capability requirements<text:tab/>12</text:p>
          <text:p text:style-name="P26"><text:s/>3.3.1 System capability<text:tab/>12</text:p>
          <text:p text:style-name="P24"><text:s/>3.4 System internal interface requirements<text:tab/>12</text:p>
          <text:p text:style-name="P24"><text:s/>3.5 System internal data requirements<text:tab/>12</text:p>
          <text:p text:style-name="P24"><text:s/>3.6 Adaptation requirements<text:tab/>13</text:p>
          <text:p text:style-name="P24"><text:s/>3.7 Safety requirements<text:tab/>13</text:p>
          <text:p text:style-name="P24"><text:s/>3.8 Security and privacy requirements<text:tab/>13</text:p>
          <text:p text:style-name="P24"><text:s/>3.9 System environment requirements<text:tab/>13</text:p>
          <text:p text:style-name="P24"><text:s/>3.10 Computer resource requirements<text:tab/>13</text:p>
          <text:p text:style-name="P26"><text:s/>3.10.1 Computer hardware requirements<text:tab/>13</text:p>
          <text:p text:style-name="P26"><text:s/>3.10.2 Computer hardware resource utilization<text:tab/>13</text:p>
          <text:p text:style-name="P26"><text:s/>3.10.3 Computer software requirements<text:tab/>13</text:p>
          <text:p text:style-name="P26"><text:s/>3.10.4 Computer communications requirements<text:tab/>13</text:p>
          <text:p text:style-name="P24"><text:s/>3.11 System quality factors<text:tab/>13</text:p>
          <text:p text:style-name="P24"><text:s/>3.12 Design and Construction constraints<text:tab/>13</text:p>
          <text:p text:style-name="P24"><text:s/>3.13 Personnel-related requirements<text:tab/>14</text:p>
          <text:p text:style-name="P24"><text:s/>3.14 Training-related requirements<text:tab/>14</text:p>
          <text:p text:style-name="P24"><text:s/>3.15 Logistics-related requirements<text:tab/>14</text:p>
          <text:p text:style-name="P24"><text:s/>3.16 Other requirements<text:tab/>14</text:p>
          <text:p text:style-name="P24"><text:s/>3.17 Packaging requirements<text:tab/>14</text:p>
          <text:p text:style-name="P24"><text:s/>3.18 Precedence and criticality of requirements<text:tab/>14</text:p>
          <text:p text:style-name="P23"><text:s/>4 Qualification Provisions<text:tab/>15</text:p>
          <text:p text:style-name="P23"><text:s/>5 Requirements traceability<text:tab/>16</text:p>
          <text:p text:style-name="P23"><text:soft-page-break/><text:s/>6 Notes<text:tab/>17</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1">List of Tables</text:p>
          </text:index-title>
          <text:p text:style-name="P27">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27">Figure 1: Intersection Overview<text:tab/>5</text:p>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33">Requirement 3.1.1.1.1 : Boot-Up State<text:tab/>9</text:p>
          <text:p text:style-name="P33">Requirement 3.1.1.2.1 : Operating State<text:tab/>10</text:p>
          <text:p text:style-name="P33">Requirement 3.1.1.3.1 : Shutdown State<text:tab/>10</text:p>
          <text:p text:style-name="P33">Requirement 3.1.2.1.1 : Normal Mode<text:tab/>11</text:p>
          <text:p text:style-name="P33">Requirement 3.1.2.2.1 : Emergency Mode<text:tab/>11</text:p>
          <text:p text:style-name="P33">Requirement 3.1.2.3.1 : Shutdown State<text:tab/>12</text:p>
        </text:index-body>
      </text:illustration-index>
      <text:p text:style-name="P6"/>
      <text:h text:style-name="P22" text:outline-level="1">Scope</text:h>
      <text:p text:style-name="Text_20_body"><text:tab/>This document provides the <text:user-field-get text:name="DocumentType">System Segmentation Specification</text:user-field-get>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system subsystem specification (SSS) for the <text:user-field-input text:name="FullSystemName" text:description="">Tower Hill Traffic Signal</text:user-field-input>. This document format is based upon the format as provided in <text:soft-page-break/>Reference [].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18">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25">Requirement Sub.Section-#: Requirement Name or Title</text:p>
            </table:table-cell>
            <table:covered-table-cell/>
          </table:table-row>
        </table:table-header-rows>
        <table:table-row table:style-name="Table8.2">
          <table:table-cell table:style-name="Table8.A2" office:value-type="string">
            <text:p text:style-name="P12">Synopsis:</text:p>
          </table:table-cell>
          <table:table-cell table:style-name="Table8.B2" office:value-type="string">
            <text:p text:style-name="P12">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2">Specifics:</text:p>
          </table:table-cell>
          <table:table-cell table:style-name="Table8.B2" office:value-type="string">
            <text:p text:style-name="P12">Specialized information regarding this requirement for the specified application.</text:p>
            <text:list xml:id="list40184675" text:style-name="L1">
              <text:list-item>
                <text:p text:style-name="P13">Parameters that are To Be Determined are listed as <text:span text:style-name="T8">__TBD__</text:span>.</text:p>
              </text:list-item>
              <text:list-item>
                <text:p text:style-name="P13">List all “sub-requirements” in lettered list so that their numbers are Rqt 1.2.3.4-1.A, Rqt 1.2.3.4-1.B and so forth</text:p>
              </text:list-item>
            </text:list>
          </table:table-cell>
        </table:table-row>
        <table:table-row>
          <table:table-cell table:style-name="Table8.A2" office:value-type="string">
            <text:p text:style-name="P12">Acceptance:</text:p>
          </table:table-cell>
          <table:table-cell table:style-name="Table8.B2" office:value-type="string">
            <text:p text:style-name="P12">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2"/>
            <text:list xml:id="list40249466" text:style-name="L2">
              <text:list-item>
                <text:p text:style-name="P16">Inspection – the requirement will be accepted based upon results of the inspection and review of the system or documentation</text:p>
              </text:list-item>
            </text:list>
            <text:p text:style-name="P17"/>
            <text:list xml:id="list43627584" text:continue-numbering="true" text:style-name="L2">
              <text:list-item>
                <text:p text:style-name="P16">Demonstration – the requirement will be accepted based upon operational demonstration of the capability with no prejudice towards the performance of the capability<text:span text:style-name="T3">.</text:span></text:p>
                <text:p text:style-name="P16"/>
              </text:list-item>
              <text:list-item>
                <text:p text:style-name="P16">Testing – the requirement will be accepted by running the system to collect data and the resultant analysis of the data to verify the performance.</text:p>
                <text:p text:style-name="P16"/>
              </text:list-item>
              <text:list-item>
                <text:p text:style-name="P16">Analysis – <text:span text:style-name="T6">The processing of accumulated data obtained from other qualification methods. Examples are reduction, interpolation, or extrapolation of test results.</text:span></text:p>
                <text:p text:style-name="P16"><text:span text:style-name="T6"/></text:p>
              </text:list-item>
              <text:list-item>
                <text:p text:style-name="P16"><text:span text:style-name="T6">Special qualification methods. Any special qualification methods for the system, such as special tools, techniques, procedures, facilities, acceptance limits, use of standard </text:span><text:span text:style-name="T6">samples, preproduction or periodic production samples, pilot models, or pilot lots.</text:span></text:p>
              </text:list-item>
            </text:list>
          </table:table-cell>
        </table:table-row>
        <table:table-row>
          <table:table-cell table:style-name="Table8.A2" office:value-type="string">
            <text:p text:style-name="P12">Status:</text:p>
          </table:table-cell>
          <table:table-cell table:style-name="Table8.B2" office:value-type="string">
            <text:p text:style-name="P12">Active or In-Active. Active requirements are to be met by the system for the specified use and shall be subject to the acceptance criteria. In-Active requirements shall not be subject to the acceptance criteria.</text:p>
            <text:p text:style-name="P12"/>
            <text:p text:style-name="P12">In-Active requirements are shown in <text:span text:style-name="T4">gray regions</text:span>.</text:p>
          </table:table-cell>
        </table:table-row>
        <table:table-row>
          <table:table-cell table:style-name="Table8.A2" office:value-type="string">
            <text:p text:style-name="P12">Notes:</text:p>
          </table:table-cell>
          <table:table-cell table:style-name="Table8.B2" office:value-type="string">
            <text:p text:style-name="P12">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7">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22" text:outline-level="1">Requirements</text:h>
      <text:h text:style-name="Heading_20_2" text:outline-level="2">Required states and modes</text:h>
      <text:p text:style-name="P19">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p text:style-name="Text_20_body">The system shall have three states of operation: boot-up, normal and shut-down.</text:p>
      <text:h text:style-name="Heading_20_4" text:outline-level="4">Boot-Up State</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12">Requirement </text:span><text:sequence text:ref-name="refRequirement0" text:name="Requirement" text:formula="ooow:Requirement+1" style:num-format="1">3.1.1.1.1</text:sequence> <text:span text:style-name="T12">: Boot-Up State</text:span></text:p>
            </table:table-cell>
            <table:covered-table-cell/>
          </table:table-row>
        </table:table-header-rows>
        <table:table-row table:style-name="Table6.2">
          <table:table-cell table:style-name="Table6.A2" office:value-type="string">
            <text:p text:style-name="P11">Synopsis:</text:p>
          </table:table-cell>
          <table:table-cell table:style-name="Table6.B2" office:value-type="string">
            <text:p text:style-name="P14">The system shall provide a boot-up state in which the system prepares for operation. </text:p>
          </table:table-cell>
        </table:table-row>
        <table:table-row>
          <table:table-cell table:style-name="Table6.A2" office:value-type="string">
            <text:p text:style-name="P11">Specifics:</text:p>
          </table:table-cell>
          <table:table-cell table:style-name="Table6.B2" office:value-type="string">
            <text:list xml:id="list42599561" text:style-name="L5">
              <text:list-item>
                <text:p text:style-name="P28">The system shall provide a boot-up state in which the system prepares for operation. </text:p>
              </text:list-item>
            </text:list>
          </table:table-cell>
        </table:table-row>
        <table:table-row>
          <table:table-cell table:style-name="Table6.A2" office:value-type="string">
            <text:p text:style-name="P11">Acceptance:</text:p>
          </table:table-cell>
          <table:table-cell table:style-name="Table6.B2" office:value-type="string">
            <text:p text:style-name="P11"><text:span text:style-name="T6">This requirement shall be verified by inspection.</text:span></text:p>
          </table:table-cell>
        </table:table-row>
        <table:table-row>
          <table:table-cell table:style-name="Table6.A2" office:value-type="string">
            <text:p text:style-name="P11">Status:</text:p>
          </table:table-cell>
          <table:table-cell table:style-name="Table6.B2" office:value-type="string">
            <text:p text:style-name="P11">Active</text:p>
          </table:table-cell>
        </table:table-row>
        <table:table-row>
          <table:table-cell table:style-name="Table6.A2" office:value-type="string">
            <text:p text:style-name="P11">Notes:</text:p>
          </table:table-cell>
          <table:table-cell table:style-name="Table6.B2" office:value-type="string">
            <text:p text:style-name="P11">N/A</text:p>
          </table:table-cell>
        </table:table-row>
      </table:table>
      <text:p text:style-name="Standard"/>
      <text:h text:style-name="Heading_20_4" text:outline-level="4"><text:soft-page-break/>Operating State</text:h>
      <table:table table:name="Table7" table:style-name="Table7">
        <table:table-column table:style-name="Table7.A"/>
        <table:table-column table:style-name="Table7.B"/>
        <table:table-header-rows>
          <table:table-row>
            <table:table-cell table:style-name="Table7.A1" table:number-columns-spanned="2" office:value-type="string">
              <text:p text:style-name="Requirement"><text:span text:style-name="T12">Requirement </text:span><text:sequence text:ref-name="refRequirement1" text:name="Requirement" text:formula="ooow:Requirement+1" style:num-format="1">3.1.1.2.1</text:sequence> <text:span text:style-name="T12">: Operating State</text:span></text:p>
            </table:table-cell>
            <table:covered-table-cell/>
          </table:table-row>
        </table:table-header-rows>
        <table:table-row table:style-name="Table7.2">
          <table:table-cell table:style-name="Table7.A2" office:value-type="string">
            <text:p text:style-name="P11">Synopsis:</text:p>
          </table:table-cell>
          <table:table-cell table:style-name="Table7.B2" office:value-type="string">
            <text:p text:style-name="P14"><text:span text:style-name="T9">The system shall provide an operating state in which the system operates normally.</text:span> <text:s/></text:p>
          </table:table-cell>
        </table:table-row>
        <table:table-row>
          <table:table-cell table:style-name="Table7.A2" office:value-type="string">
            <text:p text:style-name="P11">Specifics:</text:p>
          </table:table-cell>
          <table:table-cell table:style-name="Table7.B2" office:value-type="string">
            <text:list xml:id="list43103978" text:style-name="L6">
              <text:list-item>
                <text:p text:style-name="P29"><text:span text:style-name="T9">The system shall provide </text:span><text:span text:style-name="T11">an operating</text:span><text:span text:style-name="T9"> state in which the system operates normally.</text:span> <text:s/></text:p>
              </text:list-item>
            </text:list>
          </table:table-cell>
        </table:table-row>
        <table:table-row>
          <table:table-cell table:style-name="Table7.A2" office:value-type="string">
            <text:p text:style-name="P11">Acceptance:</text:p>
          </table:table-cell>
          <table:table-cell table:style-name="Table7.B2" office:value-type="string">
            <text:p text:style-name="P11"><text:span text:style-name="T6">This requirement shall be verified by inspection.</text:span></text:p>
          </table:table-cell>
        </table:table-row>
        <table:table-row>
          <table:table-cell table:style-name="Table7.A2" office:value-type="string">
            <text:p text:style-name="P11">Status:</text:p>
          </table:table-cell>
          <table:table-cell table:style-name="Table7.B2" office:value-type="string">
            <text:p text:style-name="P11">Active</text:p>
          </table:table-cell>
        </table:table-row>
        <table:table-row>
          <table:table-cell table:style-name="Table7.A2" office:value-type="string">
            <text:p text:style-name="P11">Notes:</text:p>
          </table:table-cell>
          <table:table-cell table:style-name="Table7.B2" office:value-type="string">
            <text:p text:style-name="P11">N/A</text:p>
          </table:table-cell>
        </table:table-row>
      </table:table>
      <text:p text:style-name="Standard"/>
      <text:h text:style-name="Heading_20_4" text:outline-level="4">Boot-Up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12">Requirement </text:span><text:sequence text:ref-name="refRequirement2" text:name="Requirement" text:formula="ooow:Requirement+1" style:num-format="1">3.1.1.3.1</text:sequence> <text:span text:style-name="T12">: Shutdown State</text:span></text:p>
            </table:table-cell>
            <table:covered-table-cell/>
          </table:table-row>
        </table:table-header-rows>
        <table:table-row table:style-name="Table9.2">
          <table:table-cell table:style-name="Table9.A2" office:value-type="string">
            <text:p text:style-name="P10">Synopsis:</text:p>
          </table:table-cell>
          <table:table-cell table:style-name="Table9.B2" office:value-type="string">
            <text:p text:style-name="P9"><text:span text:style-name="T9">The system shall provide a shutdown state in which the system ceases operations.</text:span> <text:s/></text:p>
          </table:table-cell>
        </table:table-row>
        <table:table-row>
          <table:table-cell table:style-name="Table9.A2" office:value-type="string">
            <text:p text:style-name="P10">Specifics:</text:p>
          </table:table-cell>
          <table:table-cell table:style-name="Table9.B2" office:value-type="string">
            <text:list xml:id="list43135620" text:style-name="L7">
              <text:list-item>
                <text:p text:style-name="P30"><text:span text:style-name="T9">The system shall provide a shutdown state in which the system ceases operations.</text:span></text:p>
              </text:list-item>
            </text:list>
          </table:table-cell>
        </table:table-row>
        <table:table-row>
          <table:table-cell table:style-name="Table9.A2" office:value-type="string">
            <text:p text:style-name="P10">Acceptance:</text:p>
          </table:table-cell>
          <table:table-cell table:style-name="Table9.B2" office:value-type="string">
            <text:p text:style-name="P10"><text:span text:style-name="T6">This requirement shall be verified by inspection.</text:span></text:p>
          </table:table-cell>
        </table:table-row>
        <table:table-row>
          <table:table-cell table:style-name="Table9.A2" office:value-type="string">
            <text:p text:style-name="P10">Status:</text:p>
          </table:table-cell>
          <table:table-cell table:style-name="Table9.B2" office:value-type="string">
            <text:p text:style-name="P10">Active</text:p>
          </table:table-cell>
        </table:table-row>
        <table:table-row>
          <table:table-cell table:style-name="Table9.A2" office:value-type="string">
            <text:p text:style-name="P10">Notes:</text:p>
          </table:table-cell>
          <table:table-cell table:style-name="Table9.B2" office:value-type="string">
            <text:p text:style-name="P10">N/A</text:p>
          </table:table-cell>
        </table:table-row>
      </table:table>
      <text:h text:style-name="Heading_20_3" text:outline-level="3">System Modes</text:h>
      <text:p text:style-name="Text_20_body">The system shall have two modes of operation: boot-up, normal and emergency.</text:p>
      <text:h text:style-name="Heading_20_4" text:outline-level="4"><text:soft-page-break/>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12">Requirement </text:span><text:sequence text:ref-name="refRequirement3" text:name="Requirement" text:formula="ooow:Requirement+1" style:num-format="1">3.1.2.1.1</text:sequence> <text:span text:style-name="T12">: Normal Mode</text:span></text:p>
            </table:table-cell>
            <table:covered-table-cell/>
          </table:table-row>
        </table:table-header-rows>
        <table:table-row table:style-name="Table10.2">
          <table:table-cell table:style-name="Table10.A2" office:value-type="string">
            <text:p text:style-name="P11">Synopsis:</text:p>
          </table:table-cell>
          <table:table-cell table:style-name="Table10.B2" office:value-type="string">
            <text:p text:style-name="P14">The system shall provide a normal mode in which the system operates normally. </text:p>
          </table:table-cell>
        </table:table-row>
        <table:table-row>
          <table:table-cell table:style-name="Table10.A2" office:value-type="string">
            <text:p text:style-name="P11">Specifics:</text:p>
          </table:table-cell>
          <table:table-cell table:style-name="Table10.B2" office:value-type="string">
            <text:list xml:id="list43607260" text:continue-list="list42599561" text:style-name="L5">
              <text:list-item text:start-value="1">
                <text:p text:style-name="P28"><text:span text:style-name="T10">The system shall provide a normal mode in which the system operates normally.</text:span></text:p>
              </text:list-item>
              <text:list-item>
                <text:p text:style-name="P28"><text:span text:style-name="T10">The normal mode shall exist only in the operating state.</text:span></text:p>
              </text:list-item>
            </text:list>
          </table:table-cell>
        </table:table-row>
        <table:table-row>
          <table:table-cell table:style-name="Table10.A2" office:value-type="string">
            <text:p text:style-name="P11">Acceptance:</text:p>
          </table:table-cell>
          <table:table-cell table:style-name="Table10.B2" office:value-type="string">
            <text:p text:style-name="P11"><text:span text:style-name="T6">This requirement shall be verified by inspection.</text:span></text:p>
          </table:table-cell>
        </table:table-row>
        <table:table-row>
          <table:table-cell table:style-name="Table10.A2" office:value-type="string">
            <text:p text:style-name="P11">Status:</text:p>
          </table:table-cell>
          <table:table-cell table:style-name="Table10.B2" office:value-type="string">
            <text:p text:style-name="P11">Active</text:p>
          </table:table-cell>
        </table:table-row>
        <table:table-row>
          <table:table-cell table:style-name="Table10.A2" office:value-type="string">
            <text:p text:style-name="P11">Notes:</text:p>
          </table:table-cell>
          <table:table-cell table:style-name="Table10.B2" office:value-type="string">
            <text:p text:style-name="P11">N/A</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12">Requirement </text:span><text:sequence text:ref-name="refRequirement4" text:name="Requirement" text:formula="ooow:Requirement+1" style:num-format="1">3.1.2.2.1</text:sequence> <text:span text:style-name="T12">: Emergency Mode</text:span></text:p>
            </table:table-cell>
            <table:covered-table-cell/>
          </table:table-row>
        </table:table-header-rows>
        <table:table-row table:style-name="Table11.2">
          <table:table-cell table:style-name="Table11.A2" office:value-type="string">
            <text:p text:style-name="P11">Synopsis:</text:p>
          </table:table-cell>
          <table:table-cell table:style-name="Table11.B2" office:value-type="string">
            <text:p text:style-name="P14"><text:span text:style-name="T9">The system shall provide an emergency mode in which the system allows emergency vehicles priority passage.</text:span> <text:s/></text:p>
          </table:table-cell>
        </table:table-row>
        <table:table-row>
          <table:table-cell table:style-name="Table11.A2" office:value-type="string">
            <text:p text:style-name="P11">Specifics:</text:p>
          </table:table-cell>
          <table:table-cell table:style-name="Table11.B2" office:value-type="string">
            <text:list xml:id="list43169026" text:style-name="L8">
              <text:list-item>
                <text:p text:style-name="P31"><text:span text:style-name="T11">The system shall provide an emergency mode in which the system allows emergency vehicles priority passage</text:span><text:span text:style-name="T9">.</text:span> <text:s/></text:p>
              </text:list-item>
            </text:list>
          </table:table-cell>
        </table:table-row>
        <table:table-row>
          <table:table-cell table:style-name="Table11.A2" office:value-type="string">
            <text:p text:style-name="P11">Acceptance:</text:p>
          </table:table-cell>
          <table:table-cell table:style-name="Table11.B2" office:value-type="string">
            <text:p text:style-name="P11"><text:span text:style-name="T6">This requirement shall be verified by inspection.</text:span></text:p>
          </table:table-cell>
        </table:table-row>
        <table:table-row>
          <table:table-cell table:style-name="Table11.A2" office:value-type="string">
            <text:p text:style-name="P11">Status:</text:p>
          </table:table-cell>
          <table:table-cell table:style-name="Table11.B2" office:value-type="string">
            <text:p text:style-name="P11">Active</text:p>
          </table:table-cell>
        </table:table-row>
        <table:table-row>
          <table:table-cell table:style-name="Table11.A2" office:value-type="string">
            <text:p text:style-name="P11">Notes:</text:p>
          </table:table-cell>
          <table:table-cell table:style-name="Table11.B2" office:value-type="string">
            <text:p text:style-name="P11">N/A</text:p>
          </table:table-cell>
        </table:table-row>
      </table:table>
      <text:p text:style-name="Standard"/>
      <text:h text:style-name="Heading_20_4" text:outline-level="4"><text:soft-page-break/>Boot-Up Stat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12">Requirement </text:span><text:sequence text:ref-name="refRequirement5" text:name="Requirement" text:formula="ooow:Requirement+1" style:num-format="1">3.1.2.3.1</text:sequence> <text:span text:style-name="T12">: Shutdown State</text:span></text:p>
            </table:table-cell>
            <table:covered-table-cell/>
          </table:table-row>
        </table:table-header-rows>
        <table:table-row table:style-name="Table12.2">
          <table:table-cell table:style-name="Table12.A2" office:value-type="string">
            <text:p text:style-name="P10">Synopsis:</text:p>
          </table:table-cell>
          <table:table-cell table:style-name="Table12.B2" office:value-type="string">
            <text:p text:style-name="P9"><text:span text:style-name="T9">The system shall provide a shutdown state in which the system ceases operations.</text:span> <text:s/></text:p>
          </table:table-cell>
        </table:table-row>
        <table:table-row>
          <table:table-cell table:style-name="Table12.A2" office:value-type="string">
            <text:p text:style-name="P10">Specifics:</text:p>
          </table:table-cell>
          <table:table-cell table:style-name="Table12.B2" office:value-type="string">
            <text:list xml:id="list43165931" text:style-name="L9">
              <text:list-item>
                <text:p text:style-name="P32"><text:span text:style-name="T9">The system shall provide a shutdown state in which the system ceases operations.</text:span></text:p>
              </text:list-item>
            </text:list>
          </table:table-cell>
        </table:table-row>
        <table:table-row>
          <table:table-cell table:style-name="Table12.A2" office:value-type="string">
            <text:p text:style-name="P10">Acceptance:</text:p>
          </table:table-cell>
          <table:table-cell table:style-name="Table12.B2" office:value-type="string">
            <text:p text:style-name="P10"><text:span text:style-name="T6">This requirement shall be verified by inspection.</text:span></text:p>
          </table:table-cell>
        </table:table-row>
        <table:table-row>
          <table:table-cell table:style-name="Table12.A2" office:value-type="string">
            <text:p text:style-name="P10">Status:</text:p>
          </table:table-cell>
          <table:table-cell table:style-name="Table12.B2" office:value-type="string">
            <text:p text:style-name="P10">Active</text:p>
          </table:table-cell>
        </table:table-row>
        <table:table-row>
          <table:table-cell table:style-name="Table12.A2" office:value-type="string">
            <text:p text:style-name="P10">Notes:</text:p>
          </table:table-cell>
          <table:table-cell table:style-name="Table12.B2" office:value-type="string">
            <text:p text:style-name="P10">N/A</text:p>
          </table:table-cell>
        </table:table-row>
      </table:table>
      <text:h text:style-name="Heading_20_2" text:outline-level="2" text:is-list-header="true"/>
      <text:h text:style-name="Heading_20_2" text:outline-level="2">System external interface requirements</text:h>
      <text:p text:style-name="Text_20_body"/>
      <text:p text:style-name="Text_20_body">Interface identification and diagrams</text:p>
      <text:p text:style-name="Text_20_body"/>
      <text:h text:style-name="Heading_20_3" text:outline-level="3">(Project-unique identifier or interface)</text:h>
      <text:p text:style-name="Text_20_body"/>
      <text:h text:style-name="Heading_20_2" text:outline-level="2">System capability requirements</text:h>
      <text:p text:style-name="Text_20_body"/>
      <text:h text:style-name="Heading_20_3" text:outline-level="3">System capability</text:h>
      <text:p text:style-name="Text_20_body"/>
      <text:h text:style-name="Heading_20_2" text:outline-level="2">System internal interface requirements</text:h>
      <text:p text:style-name="Text_20_body"/>
      <text:h text:style-name="Heading_20_2" text:outline-level="2">System internal data requirements</text:h>
      <text:p text:style-name="Text_20_body"/>
      <text:h text:style-name="Heading_20_2" text:outline-level="2"><text:soft-page-break/>Adaptation requirements</text:h>
      <text:p text:style-name="Text_20_body"/>
      <text:h text:style-name="Heading_20_2" text:outline-level="2">Safety requirements</text:h>
      <text:p text:style-name="Text_20_body"/>
      <text:h text:style-name="Heading_20_2" text:outline-level="2">Security and privacy requirements</text:h>
      <text:p text:style-name="Text_20_body"/>
      <text:h text:style-name="Heading_20_2" text:outline-level="2">System environment requirements</text:h>
      <text:p text:style-name="Text_20_body"/>
      <text:h text:style-name="Heading_20_2" text:outline-level="2">Computer resource requirements</text:h>
      <text:p text:style-name="Text_20_body"/>
      <text:h text:style-name="Heading_20_3" text:outline-level="3">Computer hardware requirements</text:h>
      <text:p text:style-name="Text_20_body"/>
      <text:h text:style-name="Heading_20_3" text:outline-level="3">Computer hardware resource utilization</text:h>
      <text:p text:style-name="Text_20_body"/>
      <text:h text:style-name="Heading_20_3" text:outline-level="3">Computer software requirements</text:h>
      <text:p text:style-name="Text_20_body"/>
      <text:h text:style-name="Heading_20_3" text:outline-level="3">Computer communications requirements</text:h>
      <text:p text:style-name="Text_20_body"/>
      <text:h text:style-name="Heading_20_2" text:outline-level="2">System quality factors</text:h>
      <text:p text:style-name="Text_20_body"/>
      <text:h text:style-name="Heading_20_2" text:outline-level="2">Design and Construction constraints</text:h>
      <text:p text:style-name="Text_20_body"/>
      <text:h text:style-name="Heading_20_2" text:outline-level="2"><text:soft-page-break/>Personnel-related requirements</text:h>
      <text:p text:style-name="Text_20_body"/>
      <text:h text:style-name="Heading_20_2" text:outline-level="2">Training-related requirements</text:h>
      <text:p text:style-name="Text_20_body"/>
      <text:h text:style-name="Heading_20_2" text:outline-level="2">Logistics-related requirements</text:h>
      <text:p text:style-name="Text_20_body"/>
      <text:h text:style-name="Heading_20_2" text:outline-level="2">Other requirements</text:h>
      <text:p text:style-name="Text_20_body"/>
      <text:h text:style-name="Heading_20_2" text:outline-level="2">Packaging requirements</text:h>
      <text:p text:style-name="Text_20_body"/>
      <text:h text:style-name="Heading_20_2" text:outline-level="2">Precedence and criticality of requirements</text:h>
      <text:p text:style-name="Text_20_body"/>
      <text:h text:style-name="P22" text:outline-level="1">Qualification Provisions</text:h>
      <text:p text:style-name="Text_20_body"/>
      <text:h text:style-name="P22" text:outline-level="1">Requirements traceability</text:h>
      <text:p text:style-name="Text_20_body"/>
      <text:h text:style-name="P22"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Arial1" svg:font-family="Aria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entury Schoolbook1" svg:font-family="'Century Schoolbook'"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14. June 2009</text:modification-date> <text:modification-time style:data-style-name="N40">23:51</text:modification-time></text:p>
            </table:table-cell>
            <table:table-cell office:value-type="string">
              <text:p text:style-name="MP2"><text:user-field-get text:name="DocumentType">System Segmentation Specification</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14. June 2009</text:modification-date> <text:modification-time style:data-style-name="N40">23:51</text:modification-time></text:p>
            </table:table-cell>
            <table:table-cell office:value-type="string">
              <text:p text:style-name="MP2"><text:user-field-get text:name="DocumentType">System Segmentation Specification</text:user-field-get> <text:s/>for<text:line-break/> <text:user-field-get text:name="FullSystemName">Tower Hill Traffic Signal</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17</text:page-number> of <text:page-count>17</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17</text:page-number> of <text:page-count>17</text:page-count></text:p>
              </table:table-cell>
            </table:table-row>
          </table:table-header-rows>
        </table:table>
        <text:p text:style-name="Footer"/>
      </style:footer-left>
    </style:master-page>
    <style:master-page style:name="First_20_Page" style:display-name="First Page" style:page-layout-name="Mpm2" style:next-style-name="Standard">
      <style:header>
        <text:p text:style-name="MP1">Draft saved at <text:modification-time style:data-style-name="N40">23:51</text:modification-time> on <text:modification-date style:data-style-name="N81">14. June 2009</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17</text:page-number> of <text:page-count>17</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W. Lewis Collier</meta:initial-creator>
    <meta:creation-date>2008-06-19T00:17:42</meta:creation-date>
    <dc:creator>W. Lewis Collier</dc:creator>
    <dc:date>2009-06-14T23:51:08.30</dc:date>
    <meta:editing-cycles>41</meta:editing-cycles>
    <meta:editing-duration>PT12H20M08S</meta:editing-duration>
    <meta:document-statistic meta:table-count="13" meta:image-count="1" meta:object-count="0" meta:page-count="17" meta:paragraph-count="221" meta:word-count="1645" meta:character-count="10947"/>
    <meta:user-defined meta:name="Info 1"/>
    <meta:user-defined meta:name="Info 2"/>
    <meta:user-defined meta:name="Info 3"/>
    <meta:user-defined meta:name="Info 4"/>
  </office:meta>
</office:document-meta>
</file>